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c2ff6" officeooo:paragraph-rsid="000c2ff6"/>
    </style:style>
    <style:style style:name="P2" style:family="paragraph" style:parent-style-name="Text_20_body">
      <style:paragraph-properties fo:text-align="end" style:justify-single-word="false"/>
      <style:text-properties officeooo:rsid="000c2ff6" officeooo:paragraph-rsid="000c2ff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1">
      <style:paragraph-properties fo:margin-top="0cm" fo:margin-bottom="0cm" loext:contextual-spacing="false"/>
    </style:style>
    <style:style style:name="P42" style:family="paragraph" style:parent-style-name="Text_20_body" style:list-style-name="L2">
      <style:paragraph-properties fo:margin-top="0cm" fo:margin-bottom="0cm" loext:contextual-spacing="false"/>
    </style:style>
    <style:style style:name="P43" style:family="paragraph" style:parent-style-name="Text_20_body" style:list-style-name="L3">
      <style:paragraph-properties fo:margin-top="0cm" fo:margin-bottom="0cm" loext:contextual-spacing="false"/>
    </style:style>
    <style:style style:name="P44" style:family="paragraph" style:parent-style-name="Text_20_body" style:list-style-name="L4">
      <style:paragraph-properties fo:margin-top="0cm" fo:margin-bottom="0cm" loext:contextual-spacing="false"/>
    </style:style>
    <style:style style:name="P45" style:family="paragraph" style:parent-style-name="Text_20_body" style:list-style-name="L5">
      <style:paragraph-properties fo:margin-top="0cm" fo:margin-bottom="0cm" loext:contextual-spacing="false"/>
    </style:style>
    <style:style style:name="P46" style:family="paragraph" style:parent-style-name="Text_20_body" style:list-style-name="L6">
      <style:paragraph-properties fo:margin-top="0cm" fo:margin-bottom="0cm" loext:contextual-spacing="false"/>
    </style:style>
    <style:style style:name="P47" style:family="paragraph" style:parent-style-name="Text_20_body" style:list-style-name="L7">
      <style:paragraph-properties fo:margin-top="0cm" fo:margin-bottom="0cm" loext:contextual-spacing="false"/>
    </style:style>
    <style:style style:name="P48" style:family="paragraph" style:parent-style-name="Text_20_body" style:list-style-name="L8">
      <style:paragraph-properties fo:margin-top="0cm" fo:margin-bottom="0cm" loext:contextual-spacing="false"/>
    </style:style>
    <style:style style:name="P49" style:family="paragraph" style:parent-style-name="Text_20_body" style:list-style-name="L9">
      <style:paragraph-properties fo:margin-top="0cm" fo:margin-bottom="0cm" loext:contextual-spacing="false"/>
    </style:style>
    <style:style style:name="P50" style:family="paragraph" style:parent-style-name="Text_20_body" style:list-style-name="L10">
      <style:paragraph-properties fo:margin-top="0cm" fo:margin-bottom="0cm" loext:contextual-spacing="false"/>
    </style:style>
    <style:style style:name="P51" style:family="paragraph" style:parent-style-name="Text_20_body" style:list-style-name="L11">
      <style:paragraph-properties fo:margin-top="0cm" fo:margin-bottom="0cm" loext:contextual-spacing="false"/>
    </style:style>
    <style:style style:name="P52" style:family="paragraph" style:parent-style-name="Text_20_body" style:list-style-name="L12">
      <style:paragraph-properties fo:margin-top="0cm" fo:margin-bottom="0cm" loext:contextual-spacing="false"/>
    </style:style>
    <style:style style:name="P53" style:family="paragraph" style:parent-style-name="Text_20_body" style:list-style-name="L13">
      <style:paragraph-properties fo:margin-top="0cm" fo:margin-bottom="0cm" loext:contextual-spacing="false"/>
    </style:style>
    <style:style style:name="P54" style:family="paragraph" style:parent-style-name="Text_20_body" style:list-style-name="L14">
      <style:paragraph-properties fo:margin-top="0cm" fo:margin-bottom="0cm" loext:contextual-spacing="false"/>
    </style:style>
    <style:style style:name="P55" style:family="paragraph" style:parent-style-name="Text_20_body" style:list-style-name="L15">
      <style:paragraph-properties fo:margin-top="0cm" fo:margin-bottom="0cm" loext:contextual-spacing="false"/>
    </style:style>
    <style:style style:name="P56" style:family="paragraph" style:parent-style-name="Text_20_body" style:list-style-name="L16">
      <style:paragraph-properties fo:margin-top="0cm" fo:margin-bottom="0cm" loext:contextual-spacing="false"/>
    </style:style>
    <style:style style:name="P57" style:family="paragraph" style:parent-style-name="Text_20_body" style:list-style-name="L18">
      <style:paragraph-properties fo:margin-top="0cm" fo:margin-bottom="0cm" loext:contextual-spacing="false"/>
    </style:style>
    <style:style style:name="P58" style:family="paragraph" style:parent-style-name="Text_20_body" style:list-style-name="L19">
      <style:paragraph-properties fo:margin-top="0cm" fo:margin-bottom="0cm" loext:contextual-spacing="false"/>
    </style:style>
    <style:style style:name="P59" style:family="paragraph" style:parent-style-name="Text_20_body" style:list-style-name="L20">
      <style:paragraph-properties fo:margin-top="0cm" fo:margin-bottom="0cm" loext:contextual-spacing="false"/>
    </style:style>
    <style:style style:name="P60" style:family="paragraph" style:parent-style-name="Text_20_body" style:list-style-name="L21">
      <style:paragraph-properties fo:margin-top="0cm" fo:margin-bottom="0cm" loext:contextual-spacing="false"/>
    </style:style>
    <style:style style:name="P61" style:family="paragraph" style:parent-style-name="Text_20_body" style:list-style-name="L22">
      <style:paragraph-properties fo:margin-top="0cm" fo:margin-bottom="0cm" loext:contextual-spacing="false"/>
    </style:style>
    <style:style style:name="P62" style:family="paragraph" style:parent-style-name="Text_20_body" style:list-style-name="L23">
      <style:paragraph-properties fo:margin-top="0cm" fo:margin-bottom="0cm" loext:contextual-spacing="false"/>
    </style:style>
    <style:style style:name="P63" style:family="paragraph" style:parent-style-name="Text_20_body" style:list-style-name="L24">
      <style:paragraph-properties fo:margin-top="0cm" fo:margin-bottom="0cm" loext:contextual-spacing="false"/>
    </style:style>
    <style:style style:name="P64" style:family="paragraph" style:parent-style-name="Text_20_body" style:list-style-name="L25">
      <style:paragraph-properties fo:margin-top="0cm" fo:margin-bottom="0cm" loext:contextual-spacing="false"/>
    </style:style>
    <style:style style:name="P65" style:family="paragraph" style:parent-style-name="Text_20_body" style:list-style-name="L26">
      <style:paragraph-properties fo:margin-top="0cm" fo:margin-bottom="0cm" loext:contextual-spacing="false"/>
    </style:style>
    <style:style style:name="P66" style:family="paragraph" style:parent-style-name="Text_20_body" style:list-style-name="L27">
      <style:paragraph-properties fo:margin-top="0cm" fo:margin-bottom="0cm" loext:contextual-spacing="false"/>
    </style:style>
    <style:style style:name="P67" style:family="paragraph" style:parent-style-name="Text_20_body" style:list-style-name="L28">
      <style:paragraph-properties fo:margin-top="0cm" fo:margin-bottom="0cm" loext:contextual-spacing="false"/>
    </style:style>
    <style:style style:name="P68" style:family="paragraph" style:parent-style-name="Text_20_body" style:list-style-name="L29">
      <style:paragraph-properties fo:margin-top="0cm" fo:margin-bottom="0cm" loext:contextual-spacing="false"/>
    </style:style>
    <style:style style:name="P69" style:family="paragraph" style:parent-style-name="Text_20_body" style:list-style-name="L30">
      <style:paragraph-properties fo:margin-top="0cm" fo:margin-bottom="0cm" loext:contextual-spacing="false"/>
    </style:style>
    <style:style style:name="P70" style:family="paragraph" style:parent-style-name="Text_20_body" style:list-style-name="L31">
      <style:paragraph-properties fo:margin-top="0cm" fo:margin-bottom="0cm" loext:contextual-spacing="false"/>
    </style:style>
    <style:style style:name="P71" style:family="paragraph" style:parent-style-name="Text_20_body" style:list-style-name="L32">
      <style:paragraph-properties fo:margin-top="0cm" fo:margin-bottom="0cm" loext:contextual-spacing="false"/>
    </style:style>
    <style:style style:name="P72" style:family="paragraph" style:parent-style-name="Text_20_body" style:list-style-name="L33">
      <style:paragraph-properties fo:margin-top="0cm" fo:margin-bottom="0cm" loext:contextual-spacing="false"/>
    </style:style>
    <style:style style:name="P73" style:family="paragraph" style:parent-style-name="Text_20_body" style:list-style-name="L34">
      <style:paragraph-properties fo:margin-top="0cm" fo:margin-bottom="0cm" loext:contextual-spacing="false"/>
    </style:style>
    <style:style style:name="P74" style:family="paragraph" style:parent-style-name="Text_20_body" style:list-style-name="L35">
      <style:paragraph-properties fo:margin-top="0cm" fo:margin-bottom="0cm" loext:contextual-spacing="false"/>
    </style:style>
    <style:style style:name="P75" style:family="paragraph" style:parent-style-name="Text_20_body" style:list-style-name="L36">
      <style:paragraph-properties fo:margin-top="0cm" fo:margin-bottom="0cm" loext:contextual-spacing="false"/>
    </style:style>
    <style:style style:name="P76" style:family="paragraph" style:parent-style-name="Text_20_body" style:list-style-name="L37">
      <style:paragraph-properties fo:margin-top="0cm" fo:margin-bottom="0cm" loext:contextual-spacing="false"/>
    </style:style>
    <style:style style:name="P77" style:family="paragraph" style:parent-style-name="Text_20_body" style:list-style-name="L38">
      <style:paragraph-properties fo:margin-top="0cm" fo:margin-bottom="0cm" loext:contextual-spacing="false"/>
    </style:style>
    <style:style style:name="T1" style:family="text">
      <style:text-properties officeooo:rsid="000d50d9"/>
    </style:style>
    <style:style style:name="T2" style:family="text">
      <style:text-properties officeooo:rsid="000e81f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nlage „Fachschaftenliste“ zur FKGO</text:h>
      <text:p text:style-name="P2">Beschlossen durch die Fachschaftenkonferenz am <text:span text:style-name="T1">06</text:span>.<text:span text:style-name="T1">02</text:span>.201<text:span text:style-name="T1">7</text:span></text:p>
      <text:p text:style-name="P2">Bestätigt durch das Studierendenparlament am <text:span text:style-name="T2">07.02.2017</text:span></text:p>
      <text:h text:style-name="Heading_20_1" text:outline-level="1">Liste der Fachschaften der RFWU Bonn mit zugeordneten Studiengängen</text:h>
      <text:h text:style-name="Heading_20_2" text:outline-level="2">Altkatholische Theologie</text:h>
      <text:list xml:id="list896913267710471022" text:style-name="L1">
        <text:list-item>
          <text:p text:style-name="P41">Alt-Katholische und Ökumenische Theologie (Master of Arts) </text:p>
        </text:list-item>
        <text:list-item>
          <text:p text:style-name="P3">Altkatholische Theologie (Kirchl.Ex.) </text:p>
        </text:list-item>
      </text:list>
      <text:h text:style-name="Heading_20_2" text:outline-level="2">Anglistik</text:h>
      <text:list xml:id="list5652289681126097569" text:style-name="L2">
        <text:list-item>
          <text:p text:style-name="P42">Allgemeine Sprachwissenschaft (Promotion) </text:p>
        </text:list-item>
        <text:list-item>
          <text:p text:style-name="P42">Anglistik/Amerikanistik: Literatur- und Kulturwissenschaft (Promotion) </text:p>
        </text:list-item>
        <text:list-item>
          <text:p text:style-name="P42">Anglistik/Amerikanistik: Sprachwissenschaft (Promotion) </text:p>
        </text:list-item>
        <text:list-item>
          <text:p text:style-name="P42">Anglistik II (Promotion) </text:p>
        </text:list-item>
        <text:list-item>
          <text:p text:style-name="P42">Anglistik/Amerikanische Sprache u. Literatur (Promotion) </text:p>
        </text:list-item>
        <text:list-item>
          <text:p text:style-name="P42">Anglistik/Neuere Englische Literatur (Promotion) </text:p>
        </text:list-item>
        <text:list-item>
          <text:p text:style-name="P42">Applied Linguistics (Master of Arts) </text:p>
        </text:list-item>
        <text:list-item>
          <text:p text:style-name="P42">Englische Philologie (Promotion) </text:p>
        </text:list-item>
        <text:list-item>
          <text:p text:style-name="P42">English Literatures and Cultures (Master of Arts) </text:p>
        </text:list-item>
        <text:list-item>
          <text:p text:style-name="P42">English Studies (Bachelor of Arts) </text:p>
        </text:list-item>
        <text:list-item>
          <text:p text:style-name="P42">Keltologie (Bachelor of Arts) </text:p>
        </text:list-item>
        <text:list-item>
          <text:p text:style-name="P4">North American Studies (Master of Arts) </text:p>
        </text:list-item>
      </text:list>
      <text:h text:style-name="Heading_20_2" text:outline-level="2">Archäologie</text:h>
      <text:list xml:id="list277783847029898297" text:style-name="L3">
        <text:list-item>
          <text:p text:style-name="P43">Ägyptologie (Master of Arts) </text:p>
        </text:list-item>
        <text:list-item>
          <text:p text:style-name="P43">Ägyptologie (Promotion) </text:p>
        </text:list-item>
        <text:list-item>
          <text:p text:style-name="P43">Archäologien (Bachelor of Arts) </text:p>
        </text:list-item>
        <text:list-item>
          <text:p text:style-name="P43">Christliche Archäologie (Promotion) </text:p>
        </text:list-item>
        <text:list-item>
          <text:p text:style-name="P43">Frühgeschichtliche Archäologie und Archäologie der Römischen Provinzen (Master of Arts) </text:p>
        </text:list-item>
        <text:list-item>
          <text:p text:style-name="P43">Klassische Archäologie (Promotion) </text:p>
        </text:list-item>
        <text:list-item>
          <text:p text:style-name="P43">Klassische Archäologie (Master of Arts) </text:p>
        </text:list-item>
        <text:list-item>
          <text:p text:style-name="P43">Kunstgeschichte und Archäologie (Bachelor of Arts) </text:p>
        </text:list-item>
        <text:list-item>
          <text:p text:style-name="P5">Vor- u. frühgeschichtliche Archäologie (Promotion) </text:p>
        </text:list-item>
      </text:list>
      <text:h text:style-name="Heading_20_2" text:outline-level="2"><text:soft-page-break/>Biologie</text:h>
      <text:list xml:id="list5165082221033907293" text:style-name="L4">
        <text:list-item>
          <text:p text:style-name="P44">Biologie (Bachelor of Science) </text:p>
        </text:list-item>
        <text:list-item>
          <text:p text:style-name="P44">Biologie (Promotion) </text:p>
        </text:list-item>
        <text:list-item>
          <text:p text:style-name="P44">Mikrobiologie (Master of Science) </text:p>
        </text:list-item>
        <text:list-item>
          <text:p text:style-name="P44">Molecular Biology and Biotechnology (Master of Science) </text:p>
        </text:list-item>
        <text:list-item>
          <text:p text:style-name="P44">Organismic Biology, Evolutionary Biology and Palaeobiology (Master of Science) </text:p>
        </text:list-item>
        <text:list-item>
          <text:p text:style-name="P6">Plant Sciences (Master of Science) </text:p>
        </text:list-item>
      </text:list>
      <text:h text:style-name="Heading_20_2" text:outline-level="2">Chemie</text:h>
      <text:list xml:id="list2793143806768509656" text:style-name="L5">
        <text:list-item>
          <text:p text:style-name="P45">Chemie (Bachelor of Science) </text:p>
        </text:list-item>
        <text:list-item>
          <text:p text:style-name="P45">Chemie (Promotion) </text:p>
        </text:list-item>
        <text:list-item>
          <text:p text:style-name="P7">Chemistry (Master of Science) </text:p>
        </text:list-item>
      </text:list>
      <text:h text:style-name="Heading_20_2" text:outline-level="2">ELW</text:h>
      <text:list xml:id="list3518482932636135663" text:style-name="L6">
        <text:list-item>
          <text:p text:style-name="P46">Agricultural and Food Economics (Master of Science) </text:p>
        </text:list-item>
        <text:list-item>
          <text:p text:style-name="P46">Ernährungs- u. Haushaltswissenschaft (Promotion) </text:p>
        </text:list-item>
        <text:list-item>
          <text:p text:style-name="P46">Ernaehrungswiss. (Promotion) </text:p>
        </text:list-item>
        <text:list-item>
          <text:p text:style-name="P46">Ernährungs- und Lebensmittelwissenschaften (Bachelor of Science) </text:p>
        </text:list-item>
        <text:list-item>
          <text:p text:style-name="P46">Ernährungs- und Lebensmittelwissenschaften (Promotion) </text:p>
        </text:list-item>
        <text:list-item>
          <text:p text:style-name="P46">Humanernährung (Master of Science) </text:p>
        </text:list-item>
        <text:list-item>
          <text:p text:style-name="P46">Lebensmitteltechnologie (Promotion) </text:p>
        </text:list-item>
        <text:list-item>
          <text:p text:style-name="P46">Lebensmittelchemie (Promotion) </text:p>
        </text:list-item>
        <text:list-item>
          <text:p text:style-name="P46">Lebensmittelchemie (Staatsex.) </text:p>
        </text:list-item>
        <text:list-item>
          <text:p text:style-name="P8">Lebensmitteltechnologie (Master of Science) </text:p>
        </text:list-item>
      </text:list>
      <text:h text:style-name="Heading_20_2" text:outline-level="2">Ethnologie / Altamerikanistik</text:h>
      <text:list xml:id="list6922502421911123446" text:style-name="L7">
        <text:list-item>
          <text:p text:style-name="P47">Alt-Amerikanistik (Promotion) </text:p>
        </text:list-item>
        <text:list-item>
          <text:p text:style-name="P47">Altamerikanistik und Ethnologie (Bachelor of Arts) </text:p>
        </text:list-item>
        <text:list-item>
          <text:p text:style-name="P47">Altamerikanistik/Ethnologie (Master of Arts) </text:p>
        </text:list-item>
        <text:list-item>
          <text:p text:style-name="P47">Ethnologie (Promotion) </text:p>
        </text:list-item>
        <text:list-item>
          <text:p text:style-name="P47">Ethnologie unter besond.Berücks.d.Altamerikanistik (Promotion) </text:p>
        </text:list-item>
        <text:list-item>
          <text:p text:style-name="P47">Kulturstudien zu Lateinamerika/Estudios culturales de America Latina (Master of Arts) </text:p>
        </text:list-item>
        <text:list-item>
          <text:p text:style-name="P9">Lateinamerika- und Altamerikastudien (Bachelor of Arts) </text:p>
        </text:list-item>
      </text:list>
      <text:h text:style-name="Heading_20_2" text:outline-level="2">Evangelische Theologie</text:h>
      <text:list xml:id="list6365369421008886814" text:style-name="L8">
        <text:list-item>
          <text:p text:style-name="P48">Ecumenical Studies (Master of Arts) </text:p>
        </text:list-item>
        <text:list-item>
          <text:p text:style-name="P48">Evangelische Theologie und Hermeneutik (Bachelor of Arts) </text:p>
        </text:list-item>
        <text:list-item>
          <text:p text:style-name="P48">Evangelische Theologie (Kirchl.Ex.) </text:p>
        </text:list-item>
        <text:list-item>
          <text:p text:style-name="P48"><text:soft-page-break/>Evangelische Theologie (Magister Theologiae (ev.)) </text:p>
        </text:list-item>
        <text:list-item>
          <text:p text:style-name="P48">Evangelische Theologie (Master of Arts) </text:p>
        </text:list-item>
        <text:list-item>
          <text:p text:style-name="P48">Evangelische Theologie (Promotion) </text:p>
        </text:list-item>
        <text:list-item>
          <text:p text:style-name="P10">Extended Ecumenical Studies (Master of Arts) </text:p>
        </text:list-item>
      </text:list>
      <text:h text:style-name="Heading_20_2" text:outline-level="2">GeKoSka</text:h>
      <text:list xml:id="list3448479806714968395" text:style-name="L9">
        <text:list-item>
          <text:p text:style-name="P49">Ält.u.Neu.Germanistik (Promotion) </text:p>
        </text:list-item>
        <text:list-item>
          <text:p text:style-name="P49">Deutsch als Zweit- und Fremdsprache (Bachelor of Arts) </text:p>
        </text:list-item>
        <text:list-item>
          <text:p text:style-name="P49">Deutsche Sprache u.ältere deutsche Literatur (Promotion) </text:p>
        </text:list-item>
        <text:list-item>
          <text:p text:style-name="P49">German and Comparative Literature (Master of Arts) </text:p>
        </text:list-item>
        <text:list-item>
          <text:p text:style-name="P49">Germanistik (Bachelor of Arts) </text:p>
        </text:list-item>
        <text:list-item>
          <text:p text:style-name="P49">Germanistik (Master of Arts) </text:p>
        </text:list-item>
        <text:list-item>
          <text:p text:style-name="P49">Germanistik, Vergleichende Literatur- und Kulturwissenschaft (Bachelor of Arts) </text:p>
        </text:list-item>
        <text:list-item>
          <text:p text:style-name="P49">Komparatistik (Bachelor of Arts) </text:p>
        </text:list-item>
        <text:list-item>
          <text:p text:style-name="P49">Komparatistik (Master of Arts) </text:p>
        </text:list-item>
        <text:list-item>
          <text:p text:style-name="P49">Kulturwissenschaft (Promotion) </text:p>
        </text:list-item>
        <text:list-item>
          <text:p text:style-name="P49">Neuere deutsche Literatur (Promotion) </text:p>
        </text:list-item>
        <text:list-item>
          <text:p text:style-name="P49">Neuere Deutsche Literaturwissenschaft: Deutsch-Italienische Forschungen (Promotion) </text:p>
        </text:list-item>
        <text:list-item>
          <text:p text:style-name="P49">Skandinavistik (Bachelor of Arts) </text:p>
        </text:list-item>
        <text:list-item>
          <text:p text:style-name="P49">Skandinavistik (Master of Arts) </text:p>
        </text:list-item>
        <text:list-item>
          <text:p text:style-name="P49">Skandinavistik (Promotion) </text:p>
        </text:list-item>
        <text:list-item>
          <text:p text:style-name="P49">Slavistik (Promotion) </text:p>
        </text:list-item>
        <text:list-item>
          <text:p text:style-name="P11">Vergleichende Literaturwissenschaft (Promotion) </text:p>
        </text:list-item>
      </text:list>
      <text:h text:style-name="Heading_20_2" text:outline-level="2">Geodäsie</text:h>
      <text:list xml:id="list6398259807194442908" text:style-name="L10">
        <text:list-item>
          <text:p text:style-name="P50">Geodäsie (Promotion) </text:p>
        </text:list-item>
        <text:list-item>
          <text:p text:style-name="P50">Geodäsie und Geoinformation (Bachelor of Science) </text:p>
        </text:list-item>
        <text:list-item>
          <text:p text:style-name="P50">Geodäsie und Geoinformation (Master of Science) </text:p>
        </text:list-item>
        <text:list-item>
          <text:p text:style-name="P12">Geodäsie und Geoinformation (Promotion) </text:p>
        </text:list-item>
      </text:list>
      <text:h text:style-name="Heading_20_2" text:outline-level="2">Geographie</text:h>
      <text:list xml:id="list5766901891057398286" text:style-name="L11">
        <text:list-item>
          <text:p text:style-name="P51">Entwicklungsforschung (Promotion) </text:p>
        </text:list-item>
        <text:list-item>
          <text:p text:style-name="P51">Geographie (Bachelor of Arts) </text:p>
        </text:list-item>
        <text:list-item>
          <text:p text:style-name="P51">Geographie (Bachelor of Science) </text:p>
        </text:list-item>
        <text:list-item>
          <text:p text:style-name="P51">Geographie (Master of Science) </text:p>
        </text:list-item>
        <text:list-item>
          <text:p text:style-name="P51">Geographie (Promotion) </text:p>
        </text:list-item>
        <text:list-item>
          <text:p text:style-name="P51">Geography of Environmental Risks and Human Security (Master of Science) </text:p>
        </text:list-item>
        <text:list-item>
          <text:p text:style-name="P51">Historische Geographie (Promotion) </text:p>
        </text:list-item>
        <text:list-item>
          <text:p text:style-name="P13">Katastrophenvorsorge und Katastrophenmanagement (Master) </text:p>
        </text:list-item>
      </text:list>
      <text:h text:style-name="Heading_20_2" text:outline-level="2"><text:soft-page-break/>Geschichte</text:h>
      <text:list xml:id="list5086581209526212392" text:style-name="L12">
        <text:list-item>
          <text:p text:style-name="P52">Alte Geschichte (Promotion) </text:p>
        </text:list-item>
        <text:list-item>
          <text:p text:style-name="P52">Geschichte (Bachelor of Arts) </text:p>
        </text:list-item>
        <text:list-item>
          <text:p text:style-name="P52">Geschichte (Master of Arts) </text:p>
        </text:list-item>
        <text:list-item>
          <text:p text:style-name="P52">Geschichte (Promotion) </text:p>
        </text:list-item>
        <text:list-item>
          <text:p text:style-name="P52">Historische Hilfswissenschaften u. Archivkunde (Promotion) </text:p>
        </text:list-item>
        <text:list-item>
          <text:p text:style-name="P52">Mittelalterliche und neuere Geschichte (Promotion) </text:p>
        </text:list-item>
        <text:list-item>
          <text:p text:style-name="P52">Mittelalterstudien (Master of Arts) </text:p>
        </text:list-item>
        <text:list-item>
          <text:p text:style-name="P52">Osteuropäische Geschichte (Promotion) </text:p>
        </text:list-item>
        <text:list-item>
          <text:p text:style-name="P52">Rheinische Landesgeschichte (Promotion) </text:p>
        </text:list-item>
        <text:list-item>
          <text:p text:style-name="P14">Verfassungs-, Sozial- und Wirtschaftsgeschichte (Promotion) </text:p>
        </text:list-item>
      </text:list>
      <text:h text:style-name="Heading_20_2" text:outline-level="2">Griechische und Lateinische Philologie</text:h>
      <text:list xml:id="list3319602601967276720" text:style-name="L13">
        <text:list-item>
          <text:p text:style-name="P53">Griechische und Lateinische Literatur der Antike und ihr Fortleben (Master of Arts) </text:p>
        </text:list-item>
        <text:list-item>
          <text:p text:style-name="P53">Griechische Literatur der Antike und ihr Fortleben (Bachelor of Arts) </text:p>
        </text:list-item>
        <text:list-item>
          <text:p text:style-name="P53">Griechisch (LA BA Gym Ge) </text:p>
        </text:list-item>
        <text:list-item>
          <text:p text:style-name="P53">Griechisch (LA MA Gym Ge) </text:p>
        </text:list-item>
        <text:list-item>
          <text:p text:style-name="P53">Griechische und Lateinische Literatur der Antike und ihr Fortleben (Bachelor of Arts) </text:p>
        </text:list-item>
        <text:list-item>
          <text:p text:style-name="P53">Klassische Philologie/Griechisch (Promotion) </text:p>
        </text:list-item>
        <text:list-item>
          <text:p text:style-name="P53">Klassische Philologie/Latein (Promotion) </text:p>
        </text:list-item>
        <text:list-item>
          <text:p text:style-name="P53">Latein (LA BA Gym Ge) </text:p>
        </text:list-item>
        <text:list-item>
          <text:p text:style-name="P53">Latein (LA MA Gym Ge) </text:p>
        </text:list-item>
        <text:list-item>
          <text:p text:style-name="P53">Latein (Promotion) </text:p>
        </text:list-item>
        <text:list-item>
          <text:p text:style-name="P15">Lateinische Literatur der Antike und ihr Fortleben (Bachelor of Arts) </text:p>
        </text:list-item>
      </text:list>
      <text:h text:style-name="Heading_20_2" text:outline-level="2">Informatik</text:h>
      <text:list xml:id="list4163467183990980342" text:style-name="L14">
        <text:list-item>
          <text:p text:style-name="P54">Computational Life Sciences (Promotion) </text:p>
        </text:list-item>
        <text:list-item>
          <text:p text:style-name="P54">Computer Science (Master of Science) </text:p>
        </text:list-item>
        <text:list-item>
          <text:p text:style-name="P54">Informatik (Bachelor of Science) </text:p>
        </text:list-item>
        <text:list-item>
          <text:p text:style-name="P54">Informatik (Promotion) </text:p>
        </text:list-item>
        <text:list-item>
          <text:p text:style-name="P16">Life Science Informatics (Master of Science) </text:p>
        </text:list-item>
      </text:list>
      <text:h text:style-name="Heading_20_2" text:outline-level="2">Jura</text:h>
      <text:list xml:id="list9179358282961532269" text:style-name="L15">
        <text:list-item>
          <text:p text:style-name="P55">Begleitfach Rechtswissenschaft (Bachelor of Arts) </text:p>
        </text:list-item>
        <text:list-item>
          <text:p text:style-name="P55">Deutsches Recht (Master of Laws) </text:p>
        </text:list-item>
        <text:list-item>
          <text:p text:style-name="P55">Deutsches Recht für im Ausland graduierte Juristen (Magister) </text:p>
        </text:list-item>
        <text:list-item>
          <text:p text:style-name="P55">Law and Economics (Bachelor of Laws) </text:p>
        </text:list-item>
        <text:list-item>
          <text:p text:style-name="P55">Rechtswissenschaft (Promotion) </text:p>
        </text:list-item>
        <text:list-item>
          <text:p text:style-name="P17">Rechtswissenschaft (Staatsex.) </text:p>
        </text:list-item>
      </text:list>
      <text:h text:style-name="Heading_20_2" text:outline-level="2"><text:soft-page-break/>Katholische Theologie</text:h>
      <text:list xml:id="list3053553927780048751" text:style-name="L16">
        <text:list-item>
          <text:p text:style-name="P56">Katholische Theologie (Kirchl.Ex.) </text:p>
        </text:list-item>
        <text:list-item>
          <text:p text:style-name="P56">Katholische Theologie (Promotion) </text:p>
        </text:list-item>
        <text:list-item>
          <text:p text:style-name="P56">Katholische Theologie (Bachelor of Arts) </text:p>
        </text:list-item>
        <text:list-item>
          <text:p text:style-name="P18">Katholische Theologie (Magister Theologiae (kath.)) </text:p>
        </text:list-item>
      </text:list>
      <text:h text:style-name="Heading_20_2" text:outline-level="2">Kommunikation in der globalisierten Mediengesellschaft</text:h>
      <text:list xml:id="list5694138863981403219" text:style-name="L17">
        <text:list-item>
          <text:p text:style-name="P19">Kommunikation in der globalisierten Mediengesellschaft (Bachelor of Arts) </text:p>
        </text:list-item>
      </text:list>
      <text:h text:style-name="Heading_20_2" text:outline-level="2">Kulturanthropologie</text:h>
      <text:list xml:id="list1401617942051075837" text:style-name="L18">
        <text:list-item>
          <text:p text:style-name="P57">Kulturanthropologie/Volkskunde (Master of Arts) </text:p>
        </text:list-item>
        <text:list-item>
          <text:p text:style-name="P20">Kulturanthropologie/Volkskunde (Promotion) </text:p>
        </text:list-item>
      </text:list>
      <text:h text:style-name="Heading_20_2" text:outline-level="2">Kunstgeschichte</text:h>
      <text:list xml:id="list5862880694115881824" text:style-name="L19">
        <text:list-item>
          <text:p text:style-name="P58">Kunstgeschichte (Bachelor of Arts) </text:p>
        </text:list-item>
        <text:list-item>
          <text:p text:style-name="P58">Kunstgeschichte (Master of Arts) </text:p>
        </text:list-item>
        <text:list-item>
          <text:p text:style-name="P21">Kunstgeschichte (Promotion) </text:p>
        </text:list-item>
      </text:list>
      <text:h text:style-name="Heading_20_2" text:outline-level="2">Landwirtschaft</text:h>
      <text:list xml:id="list4716746514506213552" text:style-name="L20">
        <text:list-item>
          <text:p text:style-name="P59">Agrarwissenschaften (Bachelor of Science) </text:p>
        </text:list-item>
        <text:list-item>
          <text:p text:style-name="P59">Agrarwissenschaften (Promotion) </text:p>
        </text:list-item>
        <text:list-item>
          <text:p text:style-name="P59">Agricultural Science and Resource-Management in the Tropics and Subtropics (Master of Science) </text:p>
        </text:list-item>
        <text:list-item>
          <text:p text:style-name="P59">Naturschutz und Landschaftsökologie (Master of Science) </text:p>
        </text:list-item>
        <text:list-item>
          <text:p text:style-name="P59">Nutzpflanzenwissenschaften (Master of Science) </text:p>
        </text:list-item>
        <text:list-item>
          <text:p text:style-name="P22">Tierwissenschaften (Master of Science) </text:p>
        </text:list-item>
      </text:list>
      <text:h text:style-name="Heading_20_2" text:outline-level="2">Lehramt</text:h>
      <text:list xml:id="list3395514678090506237" text:style-name="L21">
        <text:list-item>
          <text:p text:style-name="P60">Agrarwissenschaft (LA BA Berufskolleg) </text:p>
        </text:list-item>
        <text:list-item>
          <text:p text:style-name="P60">Agrarwissenschaft (LA MA Berufskolleg) </text:p>
        </text:list-item>
        <text:list-item>
          <text:p text:style-name="P60">Bildungswissenschaften (LA BA Berufskolleg) </text:p>
        </text:list-item>
        <text:list-item>
          <text:p text:style-name="P60">Bildungswissenschaften (LA BA Gym Ge) </text:p>
        </text:list-item>
        <text:list-item>
          <text:p text:style-name="P60">Bildungswissenschaften (LA MA Berufskolleg) </text:p>
        </text:list-item>
        <text:list-item>
          <text:p text:style-name="P60">Bildungswissenschaften (LA MA Gym Ge) </text:p>
        </text:list-item>
        <text:list-item>
          <text:p text:style-name="P60">Biologie (LA BA Gym Ge) </text:p>
        </text:list-item>
        <text:list-item>
          <text:p text:style-name="P60">Biologie (LA MA Gym Ge) </text:p>
        </text:list-item>
        <text:list-item>
          <text:p text:style-name="P60">Chemie (LA BA Gym Ge) </text:p>
        </text:list-item>
        <text:list-item>
          <text:p text:style-name="P60">Chemie (LA MA Gym Ge) </text:p>
        </text:list-item>
        <text:list-item>
          <text:p text:style-name="P60"><text:soft-page-break/>Deutsch (LA BA Gym Ge) </text:p>
        </text:list-item>
        <text:list-item>
          <text:p text:style-name="P60">Deutsch (LA MA Gym Ge) </text:p>
        </text:list-item>
        <text:list-item>
          <text:p text:style-name="P60">Didaktik der Geschichte (Promotion) </text:p>
        </text:list-item>
        <text:list-item>
          <text:p text:style-name="P60">Didaktik der Naturwissenschaften (Promotion) </text:p>
        </text:list-item>
        <text:list-item>
          <text:p text:style-name="P60">Englisch (LA BA Gym Ge) </text:p>
        </text:list-item>
        <text:list-item>
          <text:p text:style-name="P60">Englisch (LA MA Gym Ge) </text:p>
        </text:list-item>
        <text:list-item>
          <text:p text:style-name="P60">Ernährungs- und Hauswirtschaftswissenschaft (LA BA Berufskolleg) </text:p>
        </text:list-item>
        <text:list-item>
          <text:p text:style-name="P60">Ernährungs- und Hauswirtschaftswissenschaft (LA MA Berufskolleg) </text:p>
        </text:list-item>
        <text:list-item>
          <text:p text:style-name="P60">Evangelische Religionslehre (LA MA Gym Ge) </text:p>
        </text:list-item>
        <text:list-item>
          <text:p text:style-name="P60">Evangelische Religionslehre (LA BA Gym Ge) </text:p>
        </text:list-item>
        <text:list-item>
          <text:p text:style-name="P60">Französisch (LA BA Gym Ge) </text:p>
        </text:list-item>
        <text:list-item>
          <text:p text:style-name="P60">Französisch (LA MA Gym Ge) </text:p>
        </text:list-item>
        <text:list-item>
          <text:p text:style-name="P60">Geographie (LA BA Gym Ge) </text:p>
        </text:list-item>
        <text:list-item>
          <text:p text:style-name="P60">Geographie (LA MA Gym Ge) </text:p>
        </text:list-item>
        <text:list-item>
          <text:p text:style-name="P60">Geschichte (LA BA Gym Ge) </text:p>
        </text:list-item>
        <text:list-item>
          <text:p text:style-name="P60">Geschichte (LA MA Gym Ge) </text:p>
        </text:list-item>
        <text:list-item>
          <text:p text:style-name="P60">Informatik (LA BA Gym Ge) </text:p>
        </text:list-item>
        <text:list-item>
          <text:p text:style-name="P60">Informatik (LA MA Gym Ge) </text:p>
        </text:list-item>
        <text:list-item>
          <text:p text:style-name="P60">Italienisch (LA BA Gym Ge) </text:p>
        </text:list-item>
        <text:list-item>
          <text:p text:style-name="P60">Italienisch (LA MA Gym Ge) </text:p>
        </text:list-item>
        <text:list-item>
          <text:p text:style-name="P60">Katholische Religionslehre (LA MA Gym Ge) </text:p>
        </text:list-item>
        <text:list-item>
          <text:p text:style-name="P60">Katholische Religionslehre (LA BA Gym Ge) </text:p>
        </text:list-item>
        <text:list-item>
          <text:p text:style-name="P60">Lebensmitteltechnologie (Lebensmitteltechnik) (LA BA Berufskolleg) </text:p>
        </text:list-item>
        <text:list-item>
          <text:p text:style-name="P60">Lebensmitteltechnologie (Lebensmitteltechnik) (LA MA Berufskolleg) </text:p>
        </text:list-item>
        <text:list-item>
          <text:p text:style-name="P60">Markt und Konsum (LA BA Berufskolleg) </text:p>
        </text:list-item>
        <text:list-item>
          <text:p text:style-name="P60">Markt und Konsum (LA MA Berufskolleg) </text:p>
        </text:list-item>
        <text:list-item>
          <text:p text:style-name="P60">Mathematik (LA BA Gym Ge) </text:p>
        </text:list-item>
        <text:list-item>
          <text:p text:style-name="P60">Mathematik (LA MA Gym Ge) </text:p>
        </text:list-item>
        <text:list-item>
          <text:p text:style-name="P60">Pflanzenwissenschaften (Pflanzenbau) (LA BA Berufskolleg) </text:p>
        </text:list-item>
        <text:list-item>
          <text:p text:style-name="P60">Pflanzenwissenschaften (Pflanzenbau) (LA MA Berufskolleg) </text:p>
        </text:list-item>
        <text:list-item>
          <text:p text:style-name="P60">Philosophie (LA BA Gym Ge) </text:p>
        </text:list-item>
        <text:list-item>
          <text:p text:style-name="P60">Philosophie (LA MA Gym Ge) </text:p>
        </text:list-item>
        <text:list-item>
          <text:p text:style-name="P60">Physik (LA BA Gym Ge) </text:p>
        </text:list-item>
        <text:list-item>
          <text:p text:style-name="P60">Physik (LA MA Gym Ge) </text:p>
        </text:list-item>
        <text:list-item>
          <text:p text:style-name="P60">Sozialwissenschaften (LA BA Gym Ge) </text:p>
        </text:list-item>
        <text:list-item>
          <text:p text:style-name="P60">Sozialwissenschaften (LA MA Gym Ge) </text:p>
        </text:list-item>
        <text:list-item>
          <text:p text:style-name="P60">Spanisch (LA BA Gym Ge) </text:p>
        </text:list-item>
        <text:list-item>
          <text:p text:style-name="P60">Spanisch (LA MA Gym Ge) </text:p>
        </text:list-item>
        <text:list-item>
          <text:p text:style-name="P60">Tierwissenschaften (Tierhaltung) (LA BA Berufskolleg) </text:p>
        </text:list-item>
        <text:list-item>
          <text:p text:style-name="P60">Tierwissenschaften (Tierhaltung) (LA MA Berufskolleg) </text:p>
        </text:list-item>
        <text:list-item>
          <text:p text:style-name="P60"><text:soft-page-break/>Wirtschafts- und Sozialwissenschaften des Landbaus (LA BA Berufskolleg) </text:p>
        </text:list-item>
        <text:list-item>
          <text:p text:style-name="P23">Wirtschafts- und Sozialwissenschaften des Landbaus (LA MA Berufskolleg) </text:p>
        </text:list-item>
      </text:list>
      <text:h text:style-name="Heading_20_2" text:outline-level="2">Mathematik</text:h>
      <text:list xml:id="list1219085603504244847" text:style-name="L22">
        <text:list-item>
          <text:p text:style-name="P61">Mathematics (Master of Science) </text:p>
        </text:list-item>
        <text:list-item>
          <text:p text:style-name="P61">Mathematik (Bachelor of Science) </text:p>
        </text:list-item>
        <text:list-item>
          <text:p text:style-name="P24">Mathematik (Promotion) </text:p>
        </text:list-item>
      </text:list>
      <text:h text:style-name="Heading_20_2" text:outline-level="2">Medienwissenschaften</text:h>
      <text:list xml:id="list7290417416577546089" text:style-name="L23">
        <text:list-item>
          <text:p text:style-name="P62">Kommunikationsforschung und Phonetik (Promotion) </text:p>
        </text:list-item>
        <text:list-item>
          <text:p text:style-name="P62">Kommunikationswissenschaften (Bachelor of Arts) </text:p>
        </text:list-item>
        <text:list-item>
          <text:p text:style-name="P62">Medienkommunikation (Bachelor of Arts) </text:p>
        </text:list-item>
        <text:list-item>
          <text:p text:style-name="P62">Medienwissenschaft (Bachelor of Arts) </text:p>
        </text:list-item>
        <text:list-item>
          <text:p text:style-name="P62">Medienwissenschaft (Master of Arts) </text:p>
        </text:list-item>
        <text:list-item>
          <text:p text:style-name="P62">Medienwissenschaft (Promotion) </text:p>
        </text:list-item>
        <text:list-item>
          <text:p text:style-name="P62">Sprachlernforschung (Bachelor of Arts) </text:p>
        </text:list-item>
        <text:list-item>
          <text:p text:style-name="P62">Sprachliche Kommunikation (Bachelor of Arts) </text:p>
        </text:list-item>
        <text:list-item>
          <text:p text:style-name="P25">Übersetzungswissenschaft (Promotion) </text:p>
        </text:list-item>
      </text:list>
      <text:h text:style-name="Heading_20_2" text:outline-level="2">Medizin</text:h>
      <text:list xml:id="list5519638417782717649" text:style-name="L24">
        <text:list-item>
          <text:p text:style-name="P63">Epidemiologie (Med.Doc/Doc.of Philosophy) </text:p>
        </text:list-item>
        <text:list-item>
          <text:p text:style-name="P63">Epidemiologie (Doctor of Philosophy) </text:p>
        </text:list-item>
        <text:list-item>
          <text:p text:style-name="P63">Experimentelle Medizin (Med.Doc/Doc.of Philosophy) </text:p>
        </text:list-item>
        <text:list-item>
          <text:p text:style-name="P63">Experimentelle Medizin (Doctor of Philosophy) </text:p>
        </text:list-item>
        <text:list-item>
          <text:p text:style-name="P63">Klinische Immunologie (Doctor of Philosophy) </text:p>
        </text:list-item>
        <text:list-item>
          <text:p text:style-name="P63">Klinische Medizin (Med.Doc/Doc.of Philosophy) </text:p>
        </text:list-item>
        <text:list-item>
          <text:p text:style-name="P63">Medizin (Promotion) </text:p>
        </text:list-item>
        <text:list-item>
          <text:p text:style-name="P63">Medizin (Staatsex.) </text:p>
        </text:list-item>
        <text:list-item>
          <text:p text:style-name="P63">Medizinische Biometrie (Med.Doc/Doc.of Philosophy) </text:p>
        </text:list-item>
        <text:list-item>
          <text:p text:style-name="P63">Medizinische Biometrie (Doctor of Philosophy) </text:p>
        </text:list-item>
        <text:list-item>
          <text:p text:style-name="P63">Medizinische Neurowissenschaften (Med.Doc/Doc.of Philosophy) </text:p>
        </text:list-item>
        <text:list-item>
          <text:p text:style-name="P63">Medizinische Psychologie (Doctor of Philosophy) </text:p>
        </text:list-item>
        <text:list-item>
          <text:p text:style-name="P63">Medizinische Soziologie (Doctor of Philosophy) </text:p>
        </text:list-item>
        <text:list-item>
          <text:p text:style-name="P63">Klinische Medizintechnik (Master) </text:p>
        </text:list-item>
        <text:list-item>
          <text:p text:style-name="P63">Public Health (Med.Doc/Doc.of Philosophy) </text:p>
        </text:list-item>
        <text:list-item>
          <text:p text:style-name="P63">Versorgungsforschung (Med.Doc/Doc.of Philosophy) </text:p>
        </text:list-item>
        <text:list-item>
          <text:p text:style-name="P26">Versorgungsforschung (Doctor of Philosophy) </text:p>
        </text:list-item>
      </text:list>
      <text:h text:style-name="Heading_20_2" text:outline-level="2"><text:soft-page-break/>Meteorologie</text:h>
      <text:list xml:id="list4872432911285749004" text:style-name="L25">
        <text:list-item>
          <text:p text:style-name="P64">Meteorologie (Bachelor of Science) </text:p>
        </text:list-item>
        <text:list-item>
          <text:p text:style-name="P64">Meteorologie (Promotion) </text:p>
        </text:list-item>
        <text:list-item>
          <text:p text:style-name="P27">Physik der Erde und Atmosphäre (Master of Science) </text:p>
        </text:list-item>
      </text:list>
      <text:h text:style-name="Heading_20_2" text:outline-level="2">Molekulare Biomedizin</text:h>
      <text:list xml:id="list3807500640123961489" text:style-name="L26">
        <text:list-item>
          <text:p text:style-name="P65">Biochemistry (Master of Science) </text:p>
        </text:list-item>
        <text:list-item>
          <text:p text:style-name="P65">Immunobiology: from molecules to integrative systems (Master of Science) </text:p>
        </text:list-item>
        <text:list-item>
          <text:p text:style-name="P65">Life and Medical Sciences (Master of Science) </text:p>
        </text:list-item>
        <text:list-item>
          <text:p text:style-name="P65">Molekulare Biomedizin (Bachelor of Science) </text:p>
        </text:list-item>
        <text:list-item>
          <text:p text:style-name="P28">Molekulare Biomedizin (Promotion) </text:p>
        </text:list-item>
      </text:list>
      <text:h text:style-name="Heading_20_2" text:outline-level="2">Musikwissenschaft</text:h>
      <text:list xml:id="list6406641072109852017" text:style-name="L27">
        <text:list-item>
          <text:p text:style-name="P66">Musikwissenschaft/Sound Studies (Bachelor of Arts) </text:p>
        </text:list-item>
        <text:list-item>
          <text:p text:style-name="P66">Musikwissenschaft (Bachelor of Arts) </text:p>
        </text:list-item>
        <text:list-item>
          <text:p text:style-name="P66">Musikwissenschaft (Promotion) </text:p>
        </text:list-item>
        <text:list-item>
          <text:p text:style-name="P29">Sound Studies (Master of Arts) </text:p>
        </text:list-item>
      </text:list>
      <text:h text:style-name="Heading_20_2" text:outline-level="2">Neuroscience</text:h>
      <text:list xml:id="list131704055698030296" text:style-name="L28">
        <text:list-item>
          <text:p text:style-name="P67">Neurosciences (Master of Science) </text:p>
        </text:list-item>
        <text:list-item>
          <text:p text:style-name="P30">Neurowissenschaften (Promotion) </text:p>
        </text:list-item>
      </text:list>
      <text:h text:style-name="Heading_20_2" text:outline-level="2">Orient Asia</text:h>
      <text:list xml:id="list6521112373969557939" text:style-name="L29">
        <text:list-item>
          <text:p text:style-name="P68">Arabistik (Promotion) </text:p>
        </text:list-item>
        <text:list-item>
          <text:p text:style-name="P68">Asiatische und Orientalische Schwerpunktsprachen (Bachelor of Arts) </text:p>
        </text:list-item>
        <text:list-item>
          <text:p text:style-name="P68">Asienwissenschaften (Bachelor of Arts) </text:p>
        </text:list-item>
        <text:list-item>
          <text:p text:style-name="P68">Asienwissenschaften (Master of Arts) </text:p>
        </text:list-item>
        <text:list-item>
          <text:p text:style-name="P68">Chinesisch (Bachelor of Arts) </text:p>
        </text:list-item>
        <text:list-item>
          <text:p text:style-name="P68">Indologie (Bachelor of Arts) </text:p>
        </text:list-item>
        <text:list-item>
          <text:p text:style-name="P68">Islamwissenschaft/Nahostsprachen (Bachelor of Arts) </text:p>
        </text:list-item>
        <text:list-item>
          <text:p text:style-name="P68">Islamwissenschaft (Promotion) </text:p>
        </text:list-item>
        <text:list-item>
          <text:p text:style-name="P68">Japanisch (Bachelor of Arts) </text:p>
        </text:list-item>
        <text:list-item>
          <text:p text:style-name="P68">Japanologie (Promotion) </text:p>
        </text:list-item>
        <text:list-item>
          <text:p text:style-name="P68">Koreanisch (Bachelor of Arts) </text:p>
        </text:list-item>
        <text:list-item>
          <text:p text:style-name="P68">Mongolistik (Promotion) </text:p>
        </text:list-item>
        <text:list-item>
          <text:p text:style-name="P68">Orientalische Kunstgeschichte (Promotion) </text:p>
        </text:list-item>
        <text:list-item>
          <text:p text:style-name="P68">Ostasiatische Geschichte (Promotion) </text:p>
        </text:list-item>
        <text:list-item>
          <text:p text:style-name="P68">Regionalwissenschaft Südostasien (Promotion) </text:p>
        </text:list-item>
        <text:list-item>
          <text:p text:style-name="P68"><text:soft-page-break/>Religionstheorie und interreligiöser Dialog (Promotion) </text:p>
        </text:list-item>
        <text:list-item>
          <text:p text:style-name="P68">Sinologie (Promotion) </text:p>
        </text:list-item>
        <text:list-item>
          <text:p text:style-name="P68">Sprach- u. Kulturwissenschaft Zentralasiens (Promotion) </text:p>
        </text:list-item>
        <text:list-item>
          <text:p text:style-name="P68">Südostasienwissenschaft (Bachelor of Arts) </text:p>
        </text:list-item>
        <text:list-item>
          <text:p text:style-name="P68">Südostasienwissenschaft (Promotion) </text:p>
        </text:list-item>
        <text:list-item>
          <text:p text:style-name="P68">Tibetologie (Bachelor of Arts) </text:p>
        </text:list-item>
        <text:list-item>
          <text:p text:style-name="P68">Tibetologie (Promotion) </text:p>
        </text:list-item>
        <text:list-item>
          <text:p text:style-name="P68">Vergleichende Religionswissenschaft (Bachelor of Arts) </text:p>
        </text:list-item>
        <text:list-item>
          <text:p text:style-name="P31">Vergleichende Religionswissenschaft (Promotion) </text:p>
        </text:list-item>
      </text:list>
      <text:h text:style-name="Heading_20_2" text:outline-level="2">Pharmazie</text:h>
      <text:list xml:id="list8820708537754885572" text:style-name="L30">
        <text:list-item>
          <text:p text:style-name="P69">Arzneimittelforschung (Drug Research) (Master of Science) </text:p>
        </text:list-item>
        <text:list-item>
          <text:p text:style-name="P69">Arzneimittelwissenschaften (Promotion) </text:p>
        </text:list-item>
        <text:list-item>
          <text:p text:style-name="P69">Drug Regulatory Affairs (Master) </text:p>
        </text:list-item>
        <text:list-item>
          <text:p text:style-name="P69">Pharmazie (Promotion) </text:p>
        </text:list-item>
        <text:list-item>
          <text:p text:style-name="P32">Pharmazie (Staatsex.) </text:p>
        </text:list-item>
      </text:list>
      <text:h text:style-name="Heading_20_2" text:outline-level="2">Philosophie</text:h>
      <text:list xml:id="list579929552520496990" text:style-name="L31">
        <text:list-item>
          <text:p text:style-name="P70">Interreligiöse Studien - Philosophie der Religionen (Master of Arts) </text:p>
        </text:list-item>
        <text:list-item>
          <text:p text:style-name="P70">Philosophie (Bachelor of Arts) </text:p>
        </text:list-item>
        <text:list-item>
          <text:p text:style-name="P70">Philosophie (Master of Arts) </text:p>
        </text:list-item>
        <text:list-item>
          <text:p text:style-name="P33">Philosophie (Promotion) </text:p>
        </text:list-item>
      </text:list>
      <text:h text:style-name="Heading_20_2" text:outline-level="2">Physik/Astronomie</text:h>
      <text:list xml:id="list6402242179828492682" text:style-name="L32">
        <text:list-item>
          <text:p text:style-name="P71">Astronomie/Astrophysik (Promotion o.Ab.Astronomie) </text:p>
        </text:list-item>
        <text:list-item>
          <text:p text:style-name="P71">Astronomie/Astrophysik (Promotion) </text:p>
        </text:list-item>
        <text:list-item>
          <text:p text:style-name="P71">Astrophysik (Master of Science) </text:p>
        </text:list-item>
        <text:list-item>
          <text:p text:style-name="P71">Physik (Bachelor of Science) </text:p>
        </text:list-item>
        <text:list-item>
          <text:p text:style-name="P71">Physik (Master of Science) </text:p>
        </text:list-item>
        <text:list-item>
          <text:p text:style-name="P34">Physik (Promotion) </text:p>
        </text:list-item>
      </text:list>
      <text:h text:style-name="Heading_20_2" text:outline-level="2">Politik &amp; Soziologie</text:h>
      <text:list xml:id="list4664901111524825529" text:style-name="L33">
        <text:list-item>
          <text:p text:style-name="P72">European Studies - Governance and Regulation (Master) </text:p>
        </text:list-item>
        <text:list-item>
          <text:p text:style-name="P72">Gesellschaften, Globalisierung und Entwicklung (Master of Arts) </text:p>
        </text:list-item>
        <text:list-item>
          <text:p text:style-name="P72">Politik und Gesellschaft (Bachelor of Arts) </text:p>
        </text:list-item>
        <text:list-item>
          <text:p text:style-name="P72">Politikwissenschaft (Master of Arts) </text:p>
        </text:list-item>
        <text:list-item>
          <text:p text:style-name="P72">Politische Wissenschaft (Promotion) </text:p>
        </text:list-item>
        <text:list-item>
          <text:p text:style-name="P35">Soziologie (Promotion) </text:p>
        </text:list-item>
      </text:list>
      <text:h text:style-name="Heading_20_2" text:outline-level="2"><text:soft-page-break/>Psychologie</text:h>
      <text:list xml:id="list1560784849718695187" text:style-name="L34">
        <text:list-item>
          <text:p text:style-name="P73">Erziehungswissenschaft (Promotion) </text:p>
        </text:list-item>
        <text:list-item>
          <text:p text:style-name="P73">Pädagogik (Promotion) </text:p>
        </text:list-item>
        <text:list-item>
          <text:p text:style-name="P73">Psychologie (Bachelor of Arts) </text:p>
        </text:list-item>
        <text:list-item>
          <text:p text:style-name="P73">Psychologie (Bachelor of Science) </text:p>
        </text:list-item>
        <text:list-item>
          <text:p text:style-name="P73">Psychologie (Master of Science) </text:p>
        </text:list-item>
        <text:list-item>
          <text:p text:style-name="P73">Psychologie (Promotion) </text:p>
        </text:list-item>
        <text:list-item>
          <text:p text:style-name="P36">Rechtspsychologie (Master) </text:p>
        </text:list-item>
      </text:list>
      <text:h text:style-name="Heading_20_2" text:outline-level="2">Romanistik</text:h>
      <text:list xml:id="list7351454817252906941" text:style-name="L35">
        <text:list-item>
          <text:p text:style-name="P74">Deutsch-Italienische Studien (Bachelor of Arts) </text:p>
        </text:list-item>
        <text:list-item>
          <text:p text:style-name="P74">Deutsch-Italienische Studien (Master of Arts) </text:p>
        </text:list-item>
        <text:list-item>
          <text:p text:style-name="P74">Deutsch-Französische Studien (Bachelor of Arts) </text:p>
        </text:list-item>
        <text:list-item>
          <text:p text:style-name="P74">Deutsch-Französische Studien (Master of Arts) </text:p>
        </text:list-item>
        <text:list-item>
          <text:p text:style-name="P74">Französistik (Bachelor of Arts) </text:p>
        </text:list-item>
        <text:list-item>
          <text:p text:style-name="P74">Hispanistik (Bachelor of Arts) </text:p>
        </text:list-item>
        <text:list-item>
          <text:p text:style-name="P74">Italianistik (Bachelor of Arts) </text:p>
        </text:list-item>
        <text:list-item>
          <text:p text:style-name="P74">Renaissance-Studien (Master of Arts) </text:p>
        </text:list-item>
        <text:list-item>
          <text:p text:style-name="P74">Romanische Philologie, 2 Teilgebiete (Promotion) </text:p>
        </text:list-item>
        <text:list-item>
          <text:p text:style-name="P74">Romanische Philologie (Promotion) </text:p>
        </text:list-item>
        <text:list-item>
          <text:p text:style-name="P74">Romanistik (Bachelor of Arts) </text:p>
        </text:list-item>
        <text:list-item>
          <text:p text:style-name="P74">Romanistik (Master of Arts) </text:p>
        </text:list-item>
        <text:list-item>
          <text:p text:style-name="P74">Romanistik/Französische Philologie (Promotion) </text:p>
        </text:list-item>
        <text:list-item>
          <text:p text:style-name="P74">Romanistik/Iberoromanische Philologie (Promotion) </text:p>
        </text:list-item>
        <text:list-item>
          <text:p text:style-name="P74">Romanistik/Italienische Philologie (Promotion) </text:p>
        </text:list-item>
        <text:list-item>
          <text:p text:style-name="P37">Spanische Kultur im europäischen Kontext (Master of Arts) </text:p>
        </text:list-item>
      </text:list>
      <text:h text:style-name="Heading_20_2" text:outline-level="2">Steinmann</text:h>
      <text:list xml:id="list4764873052956114636" text:style-name="L36">
        <text:list-item>
          <text:p text:style-name="P75">Geologie/Paläontologie (Promotion) </text:p>
        </text:list-item>
        <text:list-item>
          <text:p text:style-name="P75">Geophysik (Promotion) </text:p>
        </text:list-item>
        <text:list-item>
          <text:p text:style-name="P75">Geowissenschaften (Bachelor of Science) </text:p>
        </text:list-item>
        <text:list-item>
          <text:p text:style-name="P75">Geowissenschaften (Master of Science) </text:p>
        </text:list-item>
        <text:list-item>
          <text:p text:style-name="P38">Geowissenschaften (Promotion) </text:p>
        </text:list-item>
      </text:list>
      <text:h text:style-name="Heading_20_2" text:outline-level="2">VWL</text:h>
      <text:list xml:id="list5132518206283025931" text:style-name="L37">
        <text:list-item>
          <text:p text:style-name="P76">Economics (Master of Science) </text:p>
        </text:list-item>
        <text:list-item>
          <text:p text:style-name="P76">Volkswirtschaftslehre (Bachelor of Science) </text:p>
        </text:list-item>
        <text:list-item>
          <text:p text:style-name="P39">Volkswirtschaftslehre (Promotion) </text:p>
        </text:list-item>
      </text:list>
      <text:h text:style-name="Heading_20_2" text:outline-level="2"><text:soft-page-break/>Zahnmedizin</text:h>
      <text:list xml:id="list754449713277545465" text:style-name="L38">
        <text:list-item>
          <text:p text:style-name="P77">Zahnmedizin (Med.Doc/Doc.of Philosophy) </text:p>
        </text:list-item>
        <text:list-item>
          <text:p text:style-name="P77">Zahnmedizin (Promotion) </text:p>
        </text:list-item>
        <text:list-item>
          <text:p text:style-name="P40">Zahnmedizin (Staatsex.)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6-11-14T22:42:35.733718339</meta:creation-date>
    <dc:date>2017-02-07T22:33:25.677145646</dc:date>
    <dc:creator>Sven Zemanek</dc:creator>
    <meta:editing-duration>PT2M5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1" meta:paragraph-count="349" meta:word-count="1721" meta:character-count="13308" meta:non-whitespace-character-count="11936"/>
  </office:meta>
</office:document-meta>
</file>